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74cm"/>
    </style:style>
    <style:style style:name="co2" style:family="table-column">
      <style:table-column-properties fo:break-before="auto" style:column-width="6.5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rte</text:p>
          </table:table-cell>
          <table:table-cell office:value-type="string">
            <text:p>Alfonso Peralta</text:p>
          </table:table-cell>
        </table:table-row>
        <table:table-row table:style-name="ro1">
          <table:table-cell office:value-type="string">
            <text:p>Diseño de Personajes</text:p>
          </table:table-cell>
          <table:table-cell office:value-type="string">
            <text:p>Jimmy, Karla, Marie</text:p>
          </table:table-cell>
        </table:table-row>
        <table:table-row table:style-name="ro1">
          <table:table-cell office:value-type="string">
            <text:p>Arquitectura y detalles</text:p>
          </table:table-cell>
          <table:table-cell office:value-type="string">
            <text:p>Adriana Naranj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D</text:p>
          </table:table-cell>
          <table:table-cell/>
        </table:table-row>
        <table:table-row table:style-name="ro1">
          <table:table-cell office:value-type="string">
            <text:p>Modelado Personajes</text:p>
          </table:table-cell>
          <table:table-cell office:value-type="string">
            <text:p>Alfonso y Francisco</text:p>
          </table:table-cell>
        </table:table-row>
        <table:table-row table:style-name="ro1">
          <table:table-cell office:value-type="string">
            <text:p>Modelos Arquitectura</text:p>
          </table:table-cell>
          <table:table-cell office:value-type="string">
            <text:p>Carolina Ocañ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opa y accesorios </text:p>
          </table:table-cell>
          <table:table-cell office:value-type="string">
            <text:p>Marleny Tzica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ducción</text:p>
          </table:table-cell>
          <table:table-cell office:value-type="string">
            <text:p>Francisco y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onido</text:p>
          </table:table-cell>
          <table:table-cell office:value-type="string">
            <text:p>Francisco Gonzále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inanciamiento</text:p>
          </table:table-cell>
          <table:table-cell office:value-type="string">
            <text:p>Ministerios de Cultura y Educación</text:p>
          </table:table-cell>
        </table:table-row>
        <table:table-row table:style-name="ro1">
          <table:table-cell/>
          <table:table-cell office:value-type="string">
            <text:p>ONGs</text:p>
          </table:table-cell>
        </table:table-row>
        <table:table-row table:style-name="ro1">
          <table:table-cell/>
          <table:table-cell office:value-type="string">
            <text:p>Crowdfund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stribución Educativa</text:p>
          </table:table-cell>
          <table:table-cell office:value-type="string">
            <text:p>Enlace Quiché</text:p>
          </table:table-cell>
        </table:table-row>
        <table:table-row table:style-name="ro1">
          <table:table-cell table:style-name="ce1"/>
          <table:table-cell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21/02/2011</text:date>, <text:time>01:2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Guerrero</meta:initial-creator>
    <meta:creation-date>2011-02-21T01:20:02</meta:creation-date>
    <dc:date>2011-02-21T01:27:23</dc:date>
    <dc:creator>Francisco Guerrero</dc:creator>
    <meta:editing-duration>PT00H07M28S</meta:editing-duration>
    <meta:editing-cycles>1</meta:editing-cycles>
    <meta:document-statistic meta:table-count="3" meta:cell-count="23" meta:object-count="0"/>
    <meta:generator>OpenOffice.org/3.2$Linux OpenOffice.org_project/320m19$Build-9505</meta:generator>
  </office:meta>
</office:document-meta>
</file>